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svg:stroke-color="#000000" draw:fill="none" draw:fill-color="#ffffff" fo:min-height="2.798cm"/>
    </style:style>
    <style:style style:name="gr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.29cm" fo:min-width="0.77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30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332cm"/>
    </style:style>
    <style:style style:name="gr6" style:family="graphic" style:parent-style-name="objectwithoutfill">
      <style:graphic-properties svg:stroke-color="#000000" draw:fill="none" draw:fill-color="#ffffff" draw:textarea-vertical-align="middle"/>
    </style:style>
    <style:style style:name="gr7" style:family="graphic" style:parent-style-name="objectwithoutfill">
      <style:graphic-properties svg:stroke-color="#000000" draw:marker-end="Arrow" draw:marker-end-width="0.102cm" draw:fill="none" draw:fill-color="#ffffff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2cm" fo:min-width="0.62cm"/>
    </style:style>
    <style:style style:name="gr9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2cm" fo:min-width="0.874cm"/>
    </style:style>
    <style:style style:name="gr1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021cm" fo:min-width="1.018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239cm"/>
    </style:style>
    <style:style style:name="gr13" style:family="graphic" style:parent-style-name="objectwithoutfill">
      <style:graphic-properties draw:fill="none" draw:textarea-vertical-align="middle"/>
    </style:style>
    <style:style style:name="gr14" style:family="graphic" style:parent-style-name="objectwithoutfill">
      <style:graphic-properties draw:marker-end="Arrow" draw:marker-end-width="0.3cm" draw:fill="none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cm"/>
    </style:style>
    <style:style style:name="gr16" style:family="graphic" style:parent-style-name="standard">
      <style:graphic-properties draw:textarea-horizontal-align="justify" draw:textarea-vertical-align="middle" draw:auto-grow-height="false" fo:min-height="4.83cm" fo:min-width="3.691cm"/>
    </style:style>
    <style:style style:name="P1" style:family="paragraph">
      <style:text-properties fo:font-size="12pt" style:font-size-asian="12pt" style:font-size-complex="12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P4" style:family="paragraph">
      <style:text-properties fo:font-size="10pt" style:font-size-asian="10pt" style:font-size-complex="10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12.338cm" svg:height="0.962cm" svg:x="1cm" svg:y="1cm">
          <draw:text-box>
            <text:p>Schematic Diagram for edge_detect Block</text:p>
          </draw:text-box>
        </draw:frame>
        <draw:frame draw:style-name="gr2" draw:text-style-name="P1" draw:layer="layout" svg:width="3.207cm" svg:height="3.048cm" svg:x="17.384cm" svg:y="1cm">
          <draw:text-box>
            <text:p text:style-name="P1"><text:span text:style-name="T1">Joe Mynhier</text:span></text:p>
            <text:p text:style-name="P1"><text:span text:style-name="T1">ECE 337</text:span></text:p>
            <text:p text:style-name="P1"><text:span text:style-name="T1">Section 4</text:span></text:p>
            <text:p text:style-name="P1"><text:span text:style-name="T1">Lab 6</text:span></text:p>
          </draw:text-box>
        </draw:frame>
        <draw:g>
          <draw:custom-shape draw:style-name="gr3" draw:text-style-name="P2" draw:layer="layout" svg:width="1.27cm" svg:height="2.54cm" svg:x="6.08cm" svg:y="3.413cm">
            <text:p text:style-name="P2">reg</text:p>
            <draw:enhanced-geometry svg:viewBox="0 0 21600 21600" draw:type="rectangle" draw:enhanced-path="M 0 0 L 21600 0 21600 21600 0 21600 0 0 Z N"/>
          </draw:custom-shape>
          <draw:frame draw:style-name="gr4" draw:text-style-name="P1" draw:layer="layout" svg:width="0.807cm" svg:height="0.725cm" svg:x="5.908cm" svg:y="3.577cm">
            <draw:text-box>
              <text:p><text:span text:style-name="T1">D</text:span></text:p>
            </draw:text-box>
          </draw:frame>
          <draw:frame draw:style-name="gr5" draw:text-style-name="P1" draw:layer="layout" svg:width="0.832cm" svg:height="0.725cm" svg:x="6.67cm" svg:y="3.577cm">
            <draw:text-box>
              <text:p><text:span text:style-name="T1">Q</text:span></text:p>
            </draw:text-box>
          </draw:frame>
          <draw:line draw:style-name="gr6" draw:text-style-name="P2" draw:layer="layout" svg:x1="6.08cm" svg:y1="5.318cm" svg:x2="6.207cm" svg:y2="5.445cm">
            <text:p/>
          </draw:line>
          <draw:line draw:style-name="gr6" draw:text-style-name="P2" draw:layer="layout" svg:x1="6.08cm" svg:y1="5.572cm" svg:x2="6.207cm" svg:y2="5.445cm">
            <text:p/>
          </draw:line>
          <draw:line draw:style-name="gr6" draw:text-style-name="P2" draw:layer="layout" svg:x1="5.318cm" svg:y1="5.445cm" svg:x2="6.08cm" svg:y2="5.445cm">
            <text:p/>
          </draw:line>
          <draw:line draw:style-name="gr7" draw:text-style-name="P2" draw:layer="layout" svg:x1="5.953cm" svg:y1="5.699cm" svg:x2="5.953cm" svg:y2="5.064cm">
            <text:p/>
          </draw:line>
          <draw:frame draw:style-name="gr8" draw:text-style-name="P1" draw:layer="layout" svg:width="1.12cm" svg:height="0.762cm" svg:x="4.74cm" svg:y="4.683cm">
            <draw:text-box>
              <text:p><text:span text:style-name="T1">clk</text:span></text:p>
            </draw:text-box>
          </draw:frame>
          <draw:custom-shape draw:style-name="gr9" draw:text-style-name="P2" draw:layer="layout" svg:width="0.254cm" svg:height="0.254cm" svg:x="6.334cm" svg:y="5.95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" draw:text-style-name="P2" draw:layer="layout" svg:x1="6.461cm" svg:y1="6.207cm" svg:x2="6.461cm" svg:y2="6.461cm">
            <text:p/>
          </draw:line>
          <draw:frame draw:style-name="gr10" draw:text-style-name="P1" draw:layer="layout" svg:width="1.446cm" svg:height="0.762cm" svg:x="6.357cm" svg:y="5.953cm">
            <draw:text-box>
              <text:p><text:span text:style-name="T1">n_rst</text:span></text:p>
            </draw:text-box>
          </draw:frame>
        </draw:g>
        <draw:custom-shape draw:style-name="gr11" draw:text-style-name="P3" draw:layer="layout" svg:width="2.54cm" svg:height="1.27cm" draw:transform="rotate (1.57254165604689) translate (9.513cm 8.112cm)">
          <text:p text:style-name="P2"><text:span text:style-name="T2">mux</text:span></text:p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frame draw:style-name="gr12" draw:text-style-name="P4" draw:layer="layout" svg:width="0.891cm" svg:height="0.725cm" svg:x="9.314cm" svg:y="5.66cm">
          <draw:text-box>
            <text:p text:style-name="P4"><text:span text:style-name="T3">00</text:span></text:p>
          </draw:text-box>
        </draw:frame>
        <draw:g>
          <draw:custom-shape draw:style-name="gr3" draw:text-style-name="P2" draw:layer="layout" svg:width="1.27cm" svg:height="2.54cm" svg:x="13.319cm" svg:y="6.207cm">
            <text:p text:style-name="P2">reg</text:p>
            <draw:enhanced-geometry svg:viewBox="0 0 21600 21600" draw:type="rectangle" draw:enhanced-path="M 0 0 L 21600 0 21600 21600 0 21600 0 0 Z N"/>
          </draw:custom-shape>
          <draw:frame draw:style-name="gr4" draw:text-style-name="P1" draw:layer="layout" svg:width="0.807cm" svg:height="0.725cm" svg:x="13.147cm" svg:y="6.371cm">
            <draw:text-box>
              <text:p><text:span text:style-name="T1">D</text:span></text:p>
            </draw:text-box>
          </draw:frame>
          <draw:frame draw:style-name="gr5" draw:text-style-name="P1" draw:layer="layout" svg:width="0.832cm" svg:height="0.725cm" svg:x="13.909cm" svg:y="6.371cm">
            <draw:text-box>
              <text:p><text:span text:style-name="T1">Q</text:span></text:p>
            </draw:text-box>
          </draw:frame>
          <draw:line draw:style-name="gr6" draw:text-style-name="P2" draw:layer="layout" svg:x1="13.319cm" svg:y1="8.112cm" svg:x2="13.446cm" svg:y2="8.239cm">
            <text:p/>
          </draw:line>
          <draw:line draw:style-name="gr6" draw:text-style-name="P2" draw:layer="layout" svg:x1="13.319cm" svg:y1="8.366cm" svg:x2="13.446cm" svg:y2="8.239cm">
            <text:p/>
          </draw:line>
          <draw:line draw:style-name="gr6" draw:text-style-name="P2" draw:layer="layout" svg:x1="12.557cm" svg:y1="8.239cm" svg:x2="13.319cm" svg:y2="8.239cm">
            <text:p/>
          </draw:line>
          <draw:line draw:style-name="gr7" draw:text-style-name="P2" draw:layer="layout" svg:x1="13.192cm" svg:y1="8.493cm" svg:x2="13.192cm" svg:y2="7.858cm">
            <text:p/>
          </draw:line>
          <draw:frame draw:style-name="gr8" draw:text-style-name="P1" draw:layer="layout" svg:width="1.12cm" svg:height="0.762cm" svg:x="11.979cm" svg:y="7.477cm">
            <draw:text-box>
              <text:p><text:span text:style-name="T1">clk</text:span></text:p>
            </draw:text-box>
          </draw:frame>
          <draw:custom-shape draw:style-name="gr9" draw:text-style-name="P2" draw:layer="layout" svg:width="0.254cm" svg:height="0.254cm" svg:x="13.573cm" svg:y="8.74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" draw:text-style-name="P2" draw:layer="layout" svg:x1="13.7cm" svg:y1="9.001cm" svg:x2="13.7cm" svg:y2="9.255cm">
            <text:p/>
          </draw:line>
          <draw:frame draw:style-name="gr10" draw:text-style-name="P1" draw:layer="layout" svg:width="1.446cm" svg:height="0.762cm" svg:x="13.596cm" svg:y="8.747cm">
            <draw:text-box>
              <text:p><text:span text:style-name="T1">n_rst</text:span></text:p>
            </draw:text-box>
          </draw:frame>
        </draw:g>
        <draw:frame draw:style-name="gr12" draw:text-style-name="P4" draw:layer="layout" svg:width="0.891cm" svg:height="0.725cm" svg:x="9.315cm" svg:y="6.244cm">
          <draw:text-box>
            <text:p text:style-name="P4"><text:span text:style-name="T3">01</text:span></text:p>
          </draw:text-box>
        </draw:frame>
        <draw:frame draw:style-name="gr12" draw:text-style-name="P4" draw:layer="layout" svg:width="0.891cm" svg:height="0.725cm" svg:x="9.315cm" svg:y="6.752cm">
          <draw:text-box>
            <text:p text:style-name="P4"><text:span text:style-name="T3">10</text:span></text:p>
          </draw:text-box>
        </draw:frame>
        <draw:frame draw:style-name="gr12" draw:text-style-name="P4" draw:layer="layout" svg:width="0.862cm" svg:height="0.725cm" svg:x="9.315cm" svg:y="7.26cm">
          <draw:text-box>
            <text:p text:style-name="P4"><text:span text:style-name="T3">11</text:span></text:p>
          </draw:text-box>
        </draw:frame>
        <draw:line draw:style-name="gr13" draw:text-style-name="P2" draw:layer="layout" svg:x1="7.35cm" svg:y1="3.921cm" svg:x2="9.89cm" svg:y2="3.921cm">
          <text:p/>
        </draw:line>
        <draw:line draw:style-name="gr14" draw:text-style-name="P2" draw:layer="layout" svg:x1="9.89cm" svg:y1="3.921cm" svg:x2="9.89cm" svg:y2="5.826cm">
          <text:p/>
        </draw:line>
        <draw:line draw:style-name="gr14" draw:text-style-name="P2" draw:layer="layout" svg:x1="3.54cm" svg:y1="3.921cm" svg:x2="6.08cm" svg:y2="3.921cm">
          <text:p/>
        </draw:line>
        <draw:line draw:style-name="gr13" draw:text-style-name="P2" draw:layer="layout" svg:x1="4.937cm" svg:y1="3.921cm" svg:x2="4.937cm" svg:y2="2.778cm">
          <text:p/>
        </draw:line>
        <draw:line draw:style-name="gr13" draw:text-style-name="P2" draw:layer="layout" svg:x1="4.937cm" svg:y1="2.778cm" svg:x2="10.525cm" svg:y2="2.778cm">
          <text:p/>
        </draw:line>
        <draw:line draw:style-name="gr14" draw:text-style-name="P2" draw:layer="layout" svg:x1="10.525cm" svg:y1="2.778cm" svg:x2="10.525cm" svg:y2="6.08cm">
          <text:p/>
        </draw:line>
        <draw:g>
          <draw:line draw:style-name="gr13" draw:text-style-name="P2" draw:layer="layout" svg:x1="8.112cm" svg:y1="8.112cm" svg:x2="8.112cm" svg:y2="8.62cm">
            <text:p/>
          </draw:line>
          <draw:line draw:style-name="gr13" draw:text-style-name="P2" draw:layer="layout" svg:x1="7.604cm" svg:y1="8.62cm" svg:x2="8.62cm" svg:y2="8.62cm">
            <text:p/>
          </draw:line>
          <draw:line draw:style-name="gr13" draw:text-style-name="P2" draw:layer="layout" svg:x1="8.112cm" svg:y1="9.128cm" svg:x2="8.62cm" svg:y2="8.62cm">
            <text:p/>
          </draw:line>
          <draw:line draw:style-name="gr13" draw:text-style-name="P2" draw:layer="layout" svg:x1="7.604cm" svg:y1="8.62cm" svg:x2="8.112cm" svg:y2="9.128cm">
            <text:p/>
          </draw:line>
        </draw:g>
        <draw:line draw:style-name="gr13" draw:text-style-name="P2" draw:layer="layout" svg:x1="8.112cm" svg:y1="8.112cm" svg:x2="8.112cm" svg:y2="5.953cm">
          <text:p/>
        </draw:line>
        <draw:line draw:style-name="gr14" draw:text-style-name="P2" draw:layer="layout" svg:x1="8.112cm" svg:y1="5.953cm" svg:x2="9.509cm" svg:y2="5.953cm">
          <text:p/>
        </draw:line>
        <draw:line draw:style-name="gr14" draw:text-style-name="P2" draw:layer="layout" svg:x1="8.112cm" svg:y1="7.604cm" svg:x2="9.509cm" svg:y2="7.604cm">
          <text:p/>
        </draw:line>
        <draw:line draw:style-name="gr14" draw:text-style-name="P2" draw:layer="layout" svg:x1="8.874cm" svg:y1="6.56cm" svg:x2="9.509cm" svg:y2="6.56cm">
          <text:p/>
        </draw:line>
        <draw:line draw:style-name="gr14" draw:text-style-name="P2" draw:layer="layout" svg:x1="8.874cm" svg:y1="7.096cm" svg:x2="9.509cm" svg:y2="7.096cm">
          <text:p/>
        </draw:line>
        <draw:frame draw:style-name="gr15" draw:text-style-name="P1" draw:layer="layout" svg:width="0.739cm" svg:height="0.725cm" svg:x="8.262cm" svg:y="6.244cm">
          <draw:text-box>
            <text:p><text:span text:style-name="T1">1</text:span></text:p>
          </draw:text-box>
        </draw:frame>
        <draw:frame draw:style-name="gr15" draw:text-style-name="P1" draw:layer="layout" svg:width="0.739cm" svg:height="0.725cm" svg:x="8.262cm" svg:y="6.715cm">
          <draw:text-box>
            <text:p><text:span text:style-name="T1">1</text:span></text:p>
          </draw:text-box>
        </draw:frame>
        <draw:custom-shape draw:style-name="gr16" draw:text-style-name="P2" draw:layer="layout" svg:width="4.191cm" svg:height="5.08cm" svg:x="7.604cm" svg:y="5.064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3.338cm" svg:height="0.725cm" svg:x="7.604cm" svg:y="9.382cm">
          <draw:text-box>
            <text:p text:style-name="P1"><text:span text:style-name="T1">next state logic</text:span></text:p>
          </draw:text-box>
        </draw:frame>
        <draw:line draw:style-name="gr14" draw:text-style-name="P2" draw:layer="layout" svg:x1="10.783cm" svg:y1="6.842cm" svg:x2="13.319cm" svg:y2="6.842cm">
          <text:p/>
        </draw:line>
        <draw:frame draw:style-name="gr1" draw:text-style-name="P1" draw:layer="layout" svg:width="2.492cm" svg:height="0.725cm" svg:x="10.655cm" svg:y="6.207cm">
          <draw:text-box>
            <text:p text:style-name="P1"><text:span text:style-name="T1">next_edge</text:span></text:p>
          </draw:text-box>
        </draw:frame>
        <draw:frame draw:style-name="gr1" draw:text-style-name="P1" draw:layer="layout" svg:width="1.755cm" svg:height="0.725cm" svg:x="3.182cm" svg:y="3.196cm">
          <draw:text-box>
            <text:p text:style-name="P1"><text:span text:style-name="T1">d_plus</text:span></text:p>
          </draw:text-box>
        </draw:frame>
        <draw:frame draw:style-name="gr1" draw:text-style-name="P1" draw:layer="layout" svg:width="1.543cm" svg:height="0.725cm" svg:x="7.441cm" svg:y="3.286cm">
          <draw:text-box>
            <text:p text:style-name="P1"><text:span text:style-name="T1">old_d</text:span></text:p>
          </draw:text-box>
        </draw:frame>
        <draw:line draw:style-name="gr14" draw:text-style-name="P2" draw:layer="layout" svg:x1="14.589cm" svg:y1="6.715cm" svg:x2="17.002cm" svg:y2="6.715cm">
          <text:p/>
        </draw:line>
        <draw:frame draw:style-name="gr1" draw:text-style-name="P1" draw:layer="layout" svg:width="1.924cm" svg:height="0.725cm" svg:x="15.097cm" svg:y="5.826cm">
          <draw:text-box>
            <text:p text:style-name="P1"><text:span text:style-name="T1">d_edg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draw:fill="none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entor Graphics</meta:initial-creator>
    <meta:creation-date>2016-10-04T16:51:46.150146092</meta:creation-date>
    <dc:date>2016-10-04T17:10:02.904009730</dc:date>
    <dc:creator>Mentor Graphics</dc:creator>
    <meta:editing-duration>PT18M14S</meta:editing-duration>
    <meta:editing-cycles>6</meta:editing-cycles>
    <meta:generator>LibreOffice/4.3.7.2$Linux_X86_64 LibreOffice_project/430$Build-2</meta:generator>
    <meta:document-statistic meta:object-count="57"/>
  </office:meta>
</office:document-meta>
</file>